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2" svg:stroke-width="0.019cm" svg:stroke-color="#004c98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3" svg:stroke-width="0.019cm" svg:stroke-color="#004c98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34" svg:stroke-width="0cm" svg:stroke-color="#004c98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35" svg:stroke-width="0.019cm" svg:stroke-color="#004c98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36" svg:stroke-width="0.019cm" svg:stroke-color="#004c98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37" svg:stroke-width="0cm" svg:stroke-color="#004c98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38" svg:stroke-width="0.019cm" svg:stroke-color="#004c98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39" svg:stroke-width="0.019cm" svg:stroke-color="#004c98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40" svg:stroke-width="0.019cm" svg:stroke-color="#004c98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41" svg:stroke-width="0cm" svg:stroke-color="#004c98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42" svg:stroke-width="0.019cm" svg:stroke-color="#004c98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43" svg:stroke-width="0.019cm" svg:stroke-color="#004c98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44" svg:stroke-width="0cm" svg:stroke-color="#004c98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45" svg:stroke-width="0.019cm" svg:stroke-color="#004c98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46" svg:stroke-width="0cm" svg:stroke-color="#004c98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47" svg:stroke-width="0.019cm" svg:stroke-color="#004c98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48" svg:stroke-width="0.019cm" svg:stroke-color="#004c98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49" svg:stroke-width="0.019cm" svg:stroke-color="#004c98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50" svg:stroke-width="0.019cm" svg:stroke-color="#004c98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51" svg:stroke-width="0.019cm" svg:stroke-color="#01a6e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52" svg:stroke-width="0.019cm" svg:stroke-color="#01a6e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2" style:family="graphic" style:parent-style-name="standard">
      <style:graphic-properties draw:stroke="none" draw:stroke-dash="Dashed_20__28_var_29__20_53" svg:stroke-width="0cm" svg:stroke-color="#01a6e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54" svg:stroke-width="0.019cm" svg:stroke-color="#01a6e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55" svg:stroke-width="0.019cm" svg:stroke-color="#01a6e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5" style:family="graphic" style:parent-style-name="standard">
      <style:graphic-properties draw:stroke="none" draw:stroke-dash="Dashed_20__28_var_29__20_56" svg:stroke-width="0cm" svg:stroke-color="#01a6e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57" svg:stroke-width="0.019cm" svg:stroke-color="#01a6e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59" svg:stroke-width="0.019cm" svg:stroke-color="#01a6e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60" svg:stroke-width="0.019cm" svg:stroke-color="#01a6e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9" style:family="graphic" style:parent-style-name="standard">
      <style:graphic-properties draw:stroke="none" draw:stroke-dash="Dashed_20__28_var_29__20_61" svg:stroke-width="0cm" svg:stroke-color="#01a6e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62" svg:stroke-width="0.019cm" svg:stroke-color="#01a6e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63" svg:stroke-width="0.019cm" svg:stroke-color="#01a6e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2" style:family="graphic" style:parent-style-name="standard">
      <style:graphic-properties draw:stroke="none" draw:stroke-dash="Dashed_20__28_var_29__20_64" svg:stroke-width="0cm" svg:stroke-color="#01a6e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65" svg:stroke-width="0.019cm" svg:stroke-color="#01a6e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66" svg:stroke-width="0.019cm" svg:stroke-color="#01a6e0" draw:marker-start="" draw:marker-start-width="0.3cm" draw:marker-start-center="false" draw:marker-end="" draw:marker-end-width="0.3cm" draw:marker-end-center="false" draw:fill="solid" draw:fill-color="#000000" draw:opacity="0%" draw:fill-image-width="0cm" draw:fill-image-height="0cm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67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68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7" style:family="graphic" style:parent-style-name="standard">
      <style:graphic-properties draw:stroke="none" draw:stroke-dash="Dashed_20__28_var_29__20_69" svg:stroke-width="0cm" svg:stroke-color="#00808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ed_20__28_var_29__20_70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9" style:family="graphic" style:parent-style-name="standard">
      <style:graphic-properties draw:stroke="solid" draw:stroke-dash="Dashed_20__28_var_29__20_71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0" style:family="graphic" style:parent-style-name="standard">
      <style:graphic-properties draw:stroke="none" draw:stroke-dash="Dashed_20__28_var_29__20_72" svg:stroke-width="0cm" svg:stroke-color="#00808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ed_20__28_var_29__20_73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ed_20__28_var_29__20_74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3" style:family="graphic" style:parent-style-name="standard">
      <style:graphic-properties draw:stroke="solid" draw:stroke-dash="Dashed_20__28_var_29__20_75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4" style:family="graphic" style:parent-style-name="standard">
      <style:graphic-properties draw:stroke="none" draw:stroke-dash="Dashed_20__28_var_29__20_76" svg:stroke-width="0cm" svg:stroke-color="#00808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>
      <style:graphic-properties draw:stroke="solid" draw:stroke-dash="Dashed_20__28_var_29__20_77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6" style:family="graphic" style:parent-style-name="standard">
      <style:graphic-properties draw:stroke="solid" draw:stroke-dash="Dashed_20__28_var_29__20_78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7" style:family="graphic" style:parent-style-name="standard">
      <style:graphic-properties draw:stroke="none" draw:stroke-dash="Dashed_20__28_var_29__20_79" svg:stroke-width="0cm" svg:stroke-color="#008080" draw:marker-start="" draw:marker-start-width="0.3cm" draw:marker-start-center="false" draw:marker-end="" draw:marker-end-width="0.3cm" draw:marker-end-center="false" draw:fill="none" draw:fill-color="#ffffff" draw:fill-image-width="0cm" draw:fill-image-height="0cm" draw:auto-grow-height="true" draw:auto-grow-width="true" fo:min-height="0.38cm" fo:min-width="0.224cm" fo:padding-top="0.125cm" fo:padding-bottom="0cm" fo:padding-left="0.25cm" fo:padding-right="0.25cm" draw:shadow="hidden" draw:shadow-offset-x="0.3cm" draw:shadow-offset-y="0.3cm" draw:shadow-color="#808080"/>
    </style:style>
    <style:style style:name="gr48" style:family="graphic" style:parent-style-name="standard">
      <style:graphic-properties draw:stroke="solid" draw:stroke-dash="Dashed_20__28_var_29__20_80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9" style:family="graphic" style:parent-style-name="standard">
      <style:graphic-properties draw:stroke="solid" draw:stroke-dash="Dashed_20__28_var_29__20_81" svg:stroke-width="0.019cm" svg:stroke-color="#00808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0" style:family="graphic" style:parent-style-name="standard">
      <style:graphic-properties draw:stroke="solid" draw:stroke-dash="Dashed_20__28_var_29__20_82" svg:stroke-width="0.019cm" svg:stroke-color="#00808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1" style:family="graphic" style:parent-style-name="standard">
      <style:graphic-properties draw:stroke="solid" draw:stroke-dash="Dashed_20__28_var_29__20_83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2" style:family="graphic" style:parent-style-name="standard">
      <style:graphic-properties draw:stroke="solid" draw:stroke-dash="Dashed_20__28_var_29__20_84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3" style:family="graphic" style:parent-style-name="standard">
      <style:graphic-properties draw:stroke="solid" draw:stroke-dash="Dashed_20__28_var_29__20_85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4" style:family="graphic" style:parent-style-name="standard">
      <style:graphic-properties draw:stroke="solid" draw:stroke-dash="Dashed_20__28_var_29__20_86" svg:stroke-width="0.019cm" svg:stroke-color="#008080" draw:marker-start="" draw:marker-start-width="0.3cm" draw:marker-start-center="false" draw:marker-end="" draw:marker-end-width="0.3cm" draw:marker-end-center="false" draw:fill="solid" draw:fill-color="#99cc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5" style:family="graphic" style:parent-style-name="standard">
      <style:graphic-properties draw:stroke="none" draw:stroke-dash="Dashed_20__28_var_29__20_88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38cm" fo:min-width="0.821cm" fo:padding-top="0cm" fo:padding-bottom="0cm" fo:padding-left="0cm" fo:padding-right="0cm" draw:shadow="hidden" draw:shadow-offset-x="0.3cm" draw:shadow-offset-y="0.3cm" draw:shadow-color="#808080"/>
    </style:style>
    <style:style style:name="gr56" style:family="graphic" style:parent-style-name="standard">
      <style:graphic-properties draw:stroke="none" draw:stroke-dash="Dashed_20__28_var_29__20_89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38cm" fo:min-width="0.821cm" fo:padding-top="0cm" fo:padding-bottom="0cm" fo:padding-left="0cm" fo:padding-right="0cm" draw:shadow="hidden" draw:shadow-offset-x="0.3cm" draw:shadow-offset-y="0.3cm" draw:shadow-color="#808080"/>
    </style:style>
    <style:style style:name="gr57" style:family="graphic" style:parent-style-name="standard">
      <style:graphic-properties draw:stroke="none" draw:stroke-dash="Dashed_20__28_var_29__20_90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38cm" fo:min-width="0.821cm" fo:padding-top="0cm" fo:padding-bottom="0cm" fo:padding-left="0cm" fo:padding-right="0cm" draw:shadow="hidden" draw:shadow-offset-x="0.3cm" draw:shadow-offset-y="0.3cm" draw:shadow-color="#808080"/>
    </style:style>
    <style:style style:name="gr58" style:family="graphic" style:parent-style-name="standard">
      <style:graphic-properties draw:stroke="solid" draw:stroke-dash="Dashed_20__28_var_29__20_8178" svg:stroke-width="0.019cm" svg:stroke-color="#01a6e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59" style:family="graphic" style:parent-style-name="standard">
      <style:graphic-properties draw:stroke="solid" draw:stroke-dash="Dashed_20__28_var_29__20_8179" svg:stroke-width="0.019cm" svg:stroke-color="#01a6e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60" style:family="graphic" style:parent-style-name="standard">
      <style:graphic-properties draw:stroke="solid" draw:stroke-dash="Dashed_20__28_var_29__20_8180" svg:stroke-width="0.019cm" svg:stroke-color="#01a6e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61" style:family="graphic" style:parent-style-name="standard">
      <style:graphic-properties draw:stroke="solid" draw:stroke-dash="Dashed_20__28_var_29__20_8181" svg:stroke-width="0.019cm" svg:stroke-color="#01a6e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62" style:family="graphic" style:parent-style-name="standard">
      <style:graphic-properties draw:stroke="solid" draw:stroke-dash="Dashed_20__28_var_29__20_66" svg:stroke-width="0.019cm" svg:stroke-color="#008080" draw:marker-start="" draw:marker-start-width="0.3cm" draw:marker-start-center="false" draw:marker-end="" draw:marker-end-width="0.3cm" draw:marker-end-center="false" draw:fill="solid" draw:fill-color="#000000" draw:opacity="0%" draw:fill-image-width="0cm" draw:fill-image-height="0cm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P1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000000" draw:opacity="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g>
                <draw:line draw:style-name="gr1" draw:text-style-name="P1" draw:layer="layout" svg:x1="7.381cm" svg:y1="15.043cm" svg:x2="7.467cm" svg:y2="15.129cm">
                  <text:p/>
                </draw:line>
                <draw:line draw:style-name="gr2" draw:text-style-name="P1" draw:layer="layout" svg:x1="7.381cm" svg:y1="15.129cm" svg:x2="7.467cm" svg:y2="15.043cm">
                  <text:p/>
                </draw:line>
              </draw:g>
              <draw:frame draw:style-name="gr3" draw:text-style-name="P3" draw:layer="layout" svg:width="0.724cm" svg:height="0.63cm" svg:x="6.856cm" svg:y="15.004cm">
                <draw:text-box>
                  <text:p text:style-name="P2"><text:span text:style-name="T1">A</text:span></text:p>
                </draw:text-box>
              </draw:frame>
              <draw:g>
                <draw:line draw:style-name="gr4" draw:text-style-name="P1" draw:layer="layout" svg:x1="9.107cm" svg:y1="14.108cm" svg:x2="9.193cm" svg:y2="14.194cm">
                  <text:p/>
                </draw:line>
                <draw:line draw:style-name="gr5" draw:text-style-name="P1" draw:layer="layout" svg:x1="9.107cm" svg:y1="14.194cm" svg:x2="9.193cm" svg:y2="14.108cm">
                  <text:p/>
                </draw:line>
              </draw:g>
              <draw:frame draw:style-name="gr6" draw:text-style-name="P3" draw:layer="layout" svg:width="0.724cm" svg:height="0.63cm" svg:x="6.77cm" svg:y="13.916cm">
                <draw:text-box>
                  <text:p text:style-name="P2"><text:span text:style-name="T1">B</text:span></text:p>
                </draw:text-box>
              </draw:frame>
              <draw:line draw:style-name="gr7" draw:text-style-name="P1" draw:layer="layout" svg:x1="7.426cm" svg:y1="15.089cm" svg:x2="9.15cm" svg:y2="14.151cm">
                <text:p/>
              </draw:line>
              <draw:g>
                <draw:line draw:style-name="gr8" draw:text-style-name="P1" draw:layer="layout" svg:x1="7.329cm" svg:y1="14.214cm" svg:x2="7.415cm" svg:y2="14.3cm">
                  <text:p/>
                </draw:line>
                <draw:line draw:style-name="gr9" draw:text-style-name="P1" draw:layer="layout" svg:x1="7.329cm" svg:y1="14.3cm" svg:x2="7.415cm" svg:y2="14.214cm">
                  <text:p/>
                </draw:line>
              </draw:g>
              <draw:frame draw:style-name="gr10" draw:text-style-name="P3" draw:layer="layout" svg:width="0.75cm" svg:height="0.63cm" svg:x="8.996cm" svg:y="14.879cm">
                <draw:text-box>
                  <text:p text:style-name="P2"><text:span text:style-name="T1">D</text:span></text:p>
                </draw:text-box>
              </draw:frame>
              <draw:g>
                <draw:line draw:style-name="gr11" draw:text-style-name="P1" draw:layer="layout" svg:x1="9.151cm" svg:y1="14.939cm" svg:x2="9.237cm" svg:y2="15.025cm">
                  <text:p/>
                </draw:line>
                <draw:line draw:style-name="gr12" draw:text-style-name="P1" draw:layer="layout" svg:x1="9.151cm" svg:y1="15.025cm" svg:x2="9.237cm" svg:y2="14.939cm">
                  <text:p/>
                </draw:line>
              </draw:g>
              <draw:frame draw:style-name="gr13" draw:text-style-name="P3" draw:layer="layout" svg:width="0.726cm" svg:height="0.63cm" svg:x="8.985cm" svg:y="13.743cm">
                <draw:text-box>
                  <text:p text:style-name="P2"><text:span text:style-name="T1">C</text:span></text:p>
                </draw:text-box>
              </draw:frame>
              <draw:line draw:style-name="gr14" draw:text-style-name="P1" draw:layer="layout" svg:x1="7.373cm" svg:y1="14.265cm" svg:x2="9.2cm" svg:y2="14.982cm">
                <text:p/>
              </draw:line>
              <draw:frame draw:name="DescriptionOOoTep" draw:style-name="gr15" draw:text-style-name="P4" draw:layer="layout" svg:width="0.004cm" svg:height="0.008cm" svg:x="7.382cm" svg:y="15.043cm">
                <draw:text-box>
                  <text:p/>
                </draw:text-box>
                <svg:desc>@options;
  repereortho(14,174,30,1,1){ 0 , moyen , grisclair , num1 ,i};

@figure;
  A = point( 1.5 , 1.5 )  { (-0.63,-0.2) };
  B = point( 5.5 , 3.67 )  { (0.2,-0.73) };
  sAB = segment( A , B );
  I = milieu( sAB )  { i };
  ceIA = cercle( I , A )  { i };
  D = pointsur( ceIA , 158.62 )  { (-0.64,-0.66) };
  demiPI = demidroite( D , I )  { i };
  C = intersection( demiPI , ceIA , 1 );
  polyPBCA = polygone( D , B , C , A  );
  sPC = segment( D , C );
  E = point( 9.13 , 3.17 )  { (-0.63,-0.53) };
  F = point( 13.53 , 1.37 );
  sEF = segment( E , F );
  cediaEF = cercledia( E , F );
  medsEF = mediatrice( sEF )  { i };
  H = intersection( medsEF , cediaEF , 1 )  { (0.3,-0.5) };
  G = intersection( medsEF , cediaEF , 2 )  { (-0.2,0) };
  polyEHFG = polygone( E , H , F , G  );
  sHG = segment( H , G );
  J = intersection( sHG , sEF )  { i };
  angleHJF = angle( H , J , F );
  K = point( 3.97 , -2.8 )  { (-0.7,-0.37) };
  L = point( 6.87 , -3.57 )  { (0.2,-0.2) };
  sKL = segment( K , L );
  medsKL = mediatrice( sKL )  { i };
  M = intersection( medsKL , sKL )  { i };
  cerayM3 = cerclerayon( M , 3 )  { i };
  P = intersection( medsKL , cerayM3 , 1 )  { (-0.07,-0.8) };
  N = intersection( medsKL , cerayM3 , 2 )  { (-0.4,-0.03) };
  polyKPLN = polygone( K , P , L , N  );
  sNP = segment( N , P );

</svg:desc>
              </draw:frame>
            </draw:g>
            <draw:ellipse draw:style-name="gr16" draw:text-style-name="P5" draw:layer="layout" svg:width="0.115cm" svg:height="0.138cm" svg:x="8.585cm" svg:y="14.69cm">
              <text:p/>
            </draw:ellipse>
            <draw:ellipse draw:style-name="gr17" draw:text-style-name="P5" draw:layer="layout" svg:width="0.115cm" svg:height="0.142cm" svg:x="8.585cm" svg:y="14.35cm">
              <text:p/>
            </draw:ellipse>
            <draw:ellipse draw:style-name="gr18" draw:text-style-name="P5" draw:layer="layout" svg:width="0.115cm" svg:height="0.142cm" svg:x="7.823cm" svg:y="14.385cm">
              <text:p/>
            </draw:ellipse>
            <draw:ellipse draw:style-name="gr19" draw:text-style-name="P5" draw:layer="layout" svg:width="0.115cm" svg:height="0.14cm" svg:x="7.853cm" svg:y="14.75cm">
              <text:p/>
            </draw:ellipse>
          </draw:g>
          <draw:g>
            <draw:line draw:style-name="gr20" draw:text-style-name="P1" draw:layer="layout" svg:x1="9.966cm" svg:y1="14.532cm" svg:x2="10.039cm" svg:y2="14.605cm">
              <text:p/>
            </draw:line>
            <draw:line draw:style-name="gr21" draw:text-style-name="P1" draw:layer="layout" svg:x1="9.966cm" svg:y1="14.605cm" svg:x2="10.039cm" svg:y2="14.532cm">
              <text:p/>
            </draw:line>
          </draw:g>
          <draw:frame draw:style-name="gr22" draw:text-style-name="P3" draw:layer="layout" svg:width="0.724cm" svg:height="0.63cm" svg:x="9.451cm" svg:y="14.175cm">
            <draw:text-box>
              <text:p text:style-name="P2"><text:span text:style-name="T1">B</text:span></text:p>
            </draw:text-box>
          </draw:frame>
          <draw:g>
            <draw:line draw:style-name="gr23" draw:text-style-name="P1" draw:layer="layout" svg:x1="11.572cm" svg:y1="15.186cm" svg:x2="11.645cm" svg:y2="15.259cm">
              <text:p/>
            </draw:line>
            <draw:line draw:style-name="gr24" draw:text-style-name="P1" draw:layer="layout" svg:x1="11.572cm" svg:y1="15.259cm" svg:x2="11.645cm" svg:y2="15.186cm">
              <text:p/>
            </draw:line>
          </draw:g>
          <draw:frame draw:style-name="gr25" draw:text-style-name="P3" draw:layer="layout" svg:width="0.75cm" svg:height="0.63cm" svg:x="11.513cm" svg:y="14.98cm">
            <draw:text-box>
              <text:p text:style-name="P2"><text:span text:style-name="T1">D</text:span></text:p>
            </draw:text-box>
          </draw:frame>
          <draw:line draw:style-name="gr26" draw:text-style-name="P1" draw:layer="layout" svg:x1="10.003cm" svg:y1="14.565cm" svg:x2="11.61cm" svg:y2="15.22cm">
            <text:p/>
          </draw:line>
          <draw:g>
            <draw:line draw:style-name="gr27" draw:text-style-name="P1" draw:layer="layout" svg:x1="11.095cm" svg:y1="14.057cm" svg:x2="11.168cm" svg:y2="14.13cm">
              <text:p/>
            </draw:line>
            <draw:line draw:style-name="gr28" draw:text-style-name="P1" draw:layer="layout" svg:x1="11.095cm" svg:y1="14.13cm" svg:x2="11.168cm" svg:y2="14.057cm">
              <text:p/>
            </draw:line>
          </draw:g>
          <draw:frame draw:style-name="gr29" draw:text-style-name="P3" draw:layer="layout" svg:width="0.726cm" svg:height="0.63cm" svg:x="10.984cm" svg:y="13.703cm">
            <draw:text-box>
              <text:p text:style-name="P2"><text:span text:style-name="T1">C</text:span></text:p>
            </draw:text-box>
          </draw:frame>
          <draw:g>
            <draw:line draw:style-name="gr30" draw:text-style-name="P1" draw:layer="layout" svg:x1="10.444cm" svg:y1="15.662cm" svg:x2="10.517cm" svg:y2="15.735cm">
              <text:p/>
            </draw:line>
            <draw:line draw:style-name="gr31" draw:text-style-name="P1" draw:layer="layout" svg:x1="10.444cm" svg:y1="15.735cm" svg:x2="10.517cm" svg:y2="15.662cm">
              <text:p/>
            </draw:line>
          </draw:g>
          <draw:frame draw:style-name="gr32" draw:text-style-name="P3" draw:layer="layout" svg:width="0.724cm" svg:height="0.63cm" svg:x="10.033cm" svg:y="15.625cm">
            <draw:text-box>
              <text:p text:style-name="P2"><text:span text:style-name="T1">A</text:span></text:p>
            </draw:text-box>
          </draw:frame>
          <draw:line draw:style-name="gr33" draw:text-style-name="P1" draw:layer="layout" svg:x1="11.138cm" svg:y1="14.094cm" svg:x2="10.481cm" svg:y2="15.696cm">
            <text:p/>
          </draw:line>
          <draw:polyline draw:style-name="gr34" draw:text-style-name="P6" draw:layer="layout" svg:width="0.134cm" svg:height="0.189cm" svg:x="10.862cm" svg:y="14.759cm" svg:viewBox="0 0 135 190" draw:points="0,0 135,55 80,190">
            <text:p/>
          </draw:polyline>
          <draw:g>
            <draw:line draw:style-name="gr35" draw:text-style-name="P1" draw:layer="layout" svg:x1="12.834cm" svg:y1="14.819cm" svg:x2="12.915cm" svg:y2="14.9cm">
              <text:p/>
            </draw:line>
            <draw:line draw:style-name="gr36" draw:text-style-name="P1" draw:layer="layout" svg:x1="12.834cm" svg:y1="14.9cm" svg:x2="12.915cm" svg:y2="14.819cm">
              <text:p/>
            </draw:line>
          </draw:g>
          <draw:frame draw:style-name="gr37" draw:text-style-name="P3" draw:layer="layout" svg:width="0.75cm" svg:height="0.63cm" svg:x="12.261cm" svg:y="14.636cm">
            <draw:text-box>
              <text:p text:style-name="P2"><text:span text:style-name="T1">D</text:span></text:p>
            </draw:text-box>
          </draw:frame>
          <draw:g>
            <draw:line draw:style-name="gr38" draw:text-style-name="P1" draw:layer="layout" svg:x1="14.007cm" svg:y1="15.133cm" svg:x2="14.088cm" svg:y2="15.214cm">
              <text:p/>
            </draw:line>
            <draw:line draw:style-name="gr39" draw:text-style-name="P1" draw:layer="layout" svg:x1="14.007cm" svg:y1="15.214cm" svg:x2="14.088cm" svg:y2="15.133cm">
              <text:p/>
            </draw:line>
          </draw:g>
          <draw:frame draw:style-name="gr40" draw:text-style-name="P3" draw:layer="layout" svg:width="0.724cm" svg:height="0.63cm" svg:x="13.876cm" svg:y="15.017cm">
            <draw:text-box>
              <text:p text:style-name="P2"><text:span text:style-name="T1">B</text:span></text:p>
            </draw:text-box>
          </draw:frame>
          <draw:line draw:style-name="gr41" draw:text-style-name="P1" draw:layer="layout" svg:x1="12.872cm" svg:y1="14.856cm" svg:x2="14.044cm" svg:y2="15.168cm">
            <text:p/>
          </draw:line>
          <draw:g>
            <draw:line draw:style-name="gr42" draw:text-style-name="P1" draw:layer="layout" svg:x1="13.731cm" svg:y1="13.803cm" svg:x2="13.812cm" svg:y2="13.884cm">
              <text:p/>
            </draw:line>
            <draw:line draw:style-name="gr43" draw:text-style-name="P1" draw:layer="layout" svg:x1="13.731cm" svg:y1="13.884cm" svg:x2="13.812cm" svg:y2="13.803cm">
              <text:p/>
            </draw:line>
          </draw:g>
          <draw:frame draw:style-name="gr44" draw:text-style-name="P3" draw:layer="layout" svg:width="0.726cm" svg:height="0.63cm" svg:x="13.612cm" svg:y="13.477cm">
            <draw:text-box>
              <text:p text:style-name="P2"><text:span text:style-name="T1">C</text:span></text:p>
            </draw:text-box>
          </draw:frame>
          <draw:g>
            <draw:line draw:style-name="gr45" draw:text-style-name="P1" draw:layer="layout" svg:x1="13.103cm" svg:y1="16.149cm" svg:x2="13.184cm" svg:y2="16.23cm">
              <text:p/>
            </draw:line>
            <draw:line draw:style-name="gr46" draw:text-style-name="P1" draw:layer="layout" svg:x1="13.103cm" svg:y1="16.23cm" svg:x2="13.184cm" svg:y2="16.149cm">
              <text:p/>
            </draw:line>
          </draw:g>
          <draw:frame draw:style-name="gr47" draw:text-style-name="P3" draw:layer="layout" svg:width="0.724cm" svg:height="0.505cm" svg:x="12.968cm" svg:y="15.937cm">
            <draw:text-box>
              <text:p text:style-name="P2"><text:span text:style-name="T1">A</text:span></text:p>
            </draw:text-box>
          </draw:frame>
          <draw:line draw:style-name="gr48" draw:text-style-name="P1" draw:layer="layout" svg:x1="13.148cm" svg:y1="16.186cm" svg:x2="13.773cm" svg:y2="13.84cm">
            <text:p/>
          </draw:line>
          <draw:rect draw:style-name="gr49" draw:text-style-name="P5" draw:layer="layout" svg:width="0.131cm" svg:height="0.131cm" svg:x="13.127cm" svg:y="14.879cm">
            <text:p/>
          </draw:rect>
          <draw:rect draw:style-name="gr50" draw:text-style-name="P5" draw:layer="layout" svg:width="0.131cm" svg:height="0.131cm" svg:x="13.682cm" svg:y="15.029cm">
            <text:p/>
          </draw:rect>
          <draw:line draw:style-name="gr51" draw:text-style-name="P1" draw:layer="layout" svg:x1="13.26cm" svg:y1="15.484cm" svg:x2="13.377cm" svg:y2="15.58cm">
            <text:p/>
          </draw:line>
          <draw:line draw:style-name="gr52" draw:text-style-name="P1" draw:layer="layout" svg:x1="13.29cm" svg:y1="15.387cm" svg:x2="13.407cm" svg:y2="15.483cm">
            <text:p/>
          </draw:line>
          <draw:line draw:style-name="gr53" draw:text-style-name="P1" draw:layer="layout" svg:x1="13.522cm" svg:y1="14.491cm" svg:x2="13.639cm" svg:y2="14.587cm">
            <text:p/>
          </draw:line>
          <draw:line draw:style-name="gr54" draw:text-style-name="P1" draw:layer="layout" svg:x1="13.552cm" svg:y1="14.401cm" svg:x2="13.669cm" svg:y2="14.497cm">
            <text:p/>
          </draw:line>
          <draw:frame draw:style-name="gr55" draw:text-style-name="P7" draw:layer="layout" svg:width="0.821cm" svg:height="0.38cm" svg:x="7.128cm" svg:y="13.542cm">
            <draw:text-box>
              <text:p text:style-name="P2"><text:span text:style-name="T2">fig.1</text:span></text:p>
            </draw:text-box>
          </draw:frame>
          <draw:frame draw:style-name="gr56" draw:text-style-name="P7" draw:layer="layout" svg:width="0.821cm" svg:height="0.38cm" svg:x="9.825cm" svg:y="13.542cm">
            <draw:text-box>
              <text:p text:style-name="P2"><text:span text:style-name="T2">fig.2</text:span></text:p>
            </draw:text-box>
          </draw:frame>
          <draw:frame draw:style-name="gr57" draw:text-style-name="P7" draw:layer="layout" svg:width="0.821cm" svg:height="0.38cm" svg:x="12.225cm" svg:y="13.542cm">
            <draw:text-box>
              <text:p text:style-name="P2"><text:span text:style-name="T2">fig.3</text:span></text:p>
            </draw:text-box>
          </draw:frame>
          <draw:custom-shape draw:style-name="gr58" draw:text-style-name="P8" draw:layer="layout" svg:width="0.152cm" svg:height="0.152cm" svg:x="10.324cm" svg:y="14.648cm">
            <text:p/>
            <draw:enhanced-geometry svg:viewBox="0 0 21600 21600" draw:text-areas="?f4 ?f4 ?f3 ?f3" draw:type="star4" draw:modifiers="6437.08609271523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9" draw:text-style-name="P8" draw:layer="layout" svg:width="0.152cm" svg:height="0.152cm" svg:x="10.564cm" svg:y="15.216cm">
            <text:p/>
            <draw:enhanced-geometry svg:viewBox="0 0 21600 21600" draw:text-areas="?f4 ?f4 ?f3 ?f3" draw:type="star4" draw:modifiers="6437.08609271523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0" draw:text-style-name="P8" draw:layer="layout" svg:width="0.152cm" svg:height="0.152cm" svg:x="10.892cm" svg:y="14.417cm">
            <text:p/>
            <draw:enhanced-geometry svg:viewBox="0 0 21600 21600" draw:text-areas="?f4 ?f4 ?f3 ?f3" draw:type="star4" draw:modifiers="6437.08609271523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8" draw:layer="layout" svg:width="0.151cm" svg:height="0.152cm" svg:x="11.135cm" svg:y="14.976cm">
            <text:p/>
            <draw:enhanced-geometry svg:viewBox="0 0 21600 21600" draw:text-areas="?f4 ?f4 ?f3 ?f3" draw:type="star4" draw:modifiers="6437.08609271523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polyline draw:style-name="gr62" draw:text-style-name="P6" draw:layer="layout" svg:width="0.134cm" svg:height="0.188cm" draw:transform="rotate (0.125838239068791) translate (13.4988860912953cm 14.8716390927541cm)" svg:viewBox="0 0 135 189" draw:points="0,0 135,54 81,189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78" draw:display-name="Dashed (var) 8178" draw:style="rect" draw:dots1="1" draw:dots1-length="0.011cm" draw:dots2="1" draw:dots2-length="0.011cm" draw:distance="0.011cm"/>
    <draw:stroke-dash draw:name="Dashed_20__28_var_29__20_8179" draw:display-name="Dashed (var) 8179" draw:style="rect" draw:dots1="1" draw:dots1-length="0.011cm" draw:dots2="1" draw:dots2-length="0.011cm" draw:distance="0.011cm"/>
    <draw:stroke-dash draw:name="Dashed_20__28_var_29__20_8180" draw:display-name="Dashed (var) 8180" draw:style="rect" draw:dots1="1" draw:dots1-length="0.011cm" draw:dots2="1" draw:dots2-length="0.011cm" draw:distance="0.011cm"/>
    <draw:stroke-dash draw:name="Dashed_20__28_var_29__20_8181" draw:display-name="Dashed (var) 81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24:29.833079771</meta:creation-date>
    <dc:date>2018-03-12T12:25:01.830701088</dc:date>
    <meta:editing-duration>PT32S</meta:editing-duration>
    <meta:editing-cycles>1</meta:editing-cycles>
    <meta:document-statistic meta:object-count="77"/>
    <meta:generator>LibreOffice/6.0.0.3$MacOSX_X86_64 LibreOffice_project/64a0f66915f38c6217de274f0aa8e15618924765</meta:generator>
  </office:meta>
</office:document-meta>
</file>